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Arial" style:font-family-asian="Arial" style:font-family-complex="Arial" fo:background-color="transparent" style:use-window-font-color="true"/>
    </style:style>
    <style:style style:name="T2" style:family="text">
      <style:text-properties fo:font-size="14.00pt" fo:font-weight="bold" fo:font-family="Arial" style:font-family-asian="Arial" style:font-family-complex="Arial" fo:background-color="transparent" style:use-window-font-color="true"/>
    </style:style>
    <style:style style:name="T3" style:family="text">
      <style:text-properties fo:font-size="12.00pt" fo:font-weight="normal" fo:font-family="Arial" style:font-family-asian="Arial" style:font-family-complex="Arial" fo:background-color="transparent" style:use-window-font-color="true"/>
    </style:style>
    <style:style style:name="T4" style:family="text">
      <style:text-properties fo:font-size="14.00pt" fo:font-weight="bold" fo:font-family="Arial" style:font-family-asian="Arial" style:font-family-complex="Arial" fo:background-color="transparent" style:use-window-font-color="true"/>
    </style:style>
    <style:style style:name="T5" style:family="text">
      <style:text-properties fo:font-size="11.00pt" fo:font-weight="normal" fo:font-family="Arial" style:font-family-asian="Arial" style:font-family-complex="Arial" fo:background-color="transparent" style:use-window-font-color="true"/>
    </style:style>
    <style:style style:name="T6" style:family="text">
      <style:text-properties fo:font-size="11.00pt" fo:font-weight="bold" fo:font-family="Arial" style:font-family-asian="Arial" style:font-family-complex="Arial" fo:background-color="transparent" style:use-window-font-color="true"/>
    </style:style>
    <style:style style:name="T7" style:family="text">
      <style:text-properties fo:font-size="11.00pt" fo:font-weight="normal" fo:font-family="Arial" style:font-family-asian="Arial" style:font-family-complex="Arial"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Arial" style:font-family-asian="Arial" style:font-family-complex="Arial"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8.00pt" fo:font-weight="normal" fo:font-family="Calibri" style:font-family-asian="Calibri" style:font-family-complex="Calibri" fo:background-color="transparent" style:use-window-font-color="true"/>
    </style:style>
    <style:style style:name="T12" style:family="text">
      <style:text-properties fo:font-size="12.00pt" fo:font-weight="normal" fo:font-family="Cambria" style:font-family-asian="Cambria" style:font-family-complex="Cambria"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bold" style:text-underline-mode="continuous" style:text-underline-type="single" style:text-underline-style="solid" style:text-underline-width="normal" fo:font-family="Cambria" style:font-family-asian="Cambria" style:font-family-complex="Cambria" fo:background-color="transparent" style:use-window-font-color="true"/>
    </style:style>
    <style:style style:name="T15" style:family="text">
      <style:text-properties fo:font-size="11.00pt" fo:font-weight="normal" fo:font-family="Arial" style:font-family-asian="Arial" style:font-family-complex="Arial"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bold" style:text-underline-mode="continuous" style:text-underline-type="single" style:text-underline-style="solid" style:text-underline-width="normal" fo:font-family="Cambria" style:font-family-asian="Cambria" style:font-family-complex="Cambria" fo:background-color="transparent" style:use-window-font-color="true"/>
    </style:style>
    <style:style style:name="T18" style:family="text">
      <style:text-properties fo:font-size="11.00pt" fo:font-weight="normal" fo:font-family="Arial" style:font-family-asian="Arial" style:font-family-complex="Arial"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Arial" style:font-family-asian="Arial" style:font-family-complex="Arial"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8.00pt" fo:font-weight="normal" fo:font-family="Calibri" style:font-family-asian="Calibri" style:font-family-complex="Calibri" fo:background-color="transparent" style:use-window-font-color="true"/>
    </style:style>
    <style:style style:name="T23" style:family="text">
      <style:text-properties fo:font-size="12.00pt" fo:font-weight="normal" fo:font-family="Cambria" style:font-family-asian="Cambria" style:font-family-complex="Cambria"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bold" fo:font-family="Arial" style:font-family-asian="Arial" style:font-family-complex="Arial" fo:background-color="transparent" style:use-window-font-color="true"/>
    </style:style>
    <style:style style:name="T26" style:family="text">
      <style:text-properties fo:font-size="11.00pt" fo:font-weight="normal" fo:font-family="Arial" style:font-family-asian="Arial" style:font-family-complex="Arial"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Arial" style:font-family-asian="Arial" style:font-family-complex="Arial"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Arial" style:font-family-asian="Arial" style:font-family-complex="Arial"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8.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3" style:family="text">
      <style:text-properties fo:font-size="12.00pt" fo:font-weight="normal" fo:font-family="Calibri" style:font-family-asian="Calibri" style:font-family-complex="Calibri" fo:background-color="transparent" style:use-window-font-color="true"/>
    </style:style>
    <style:style style:name="T34" style:family="text">
      <style:text-properties fo:font-size="11.00pt" fo:font-weight="bold" fo:font-family="Arial" style:font-family-asian="Arial" style:font-family-complex="Arial" fo:background-color="transparent" style:use-window-font-color="true"/>
    </style:style>
    <style:style style:name="T35" style:family="text">
      <style:text-properties fo:font-size="11.00pt" fo:font-weight="normal" fo:font-family="Arial" style:font-family-asian="Arial" style:font-family-complex="Arial"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Arial" style:font-family-asian="Arial" style:font-family-complex="Arial"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bold" fo:font-family="Arial" style:font-family-asian="Arial" style:font-family-complex="Arial" fo:background-color="transparent" style:use-window-font-color="true"/>
    </style:style>
    <style:style style:name="T40" style:family="text">
      <style:text-properties fo:font-size="11.00pt" fo:font-weight="normal" fo:font-family="Arial" style:font-family-asian="Arial" style:font-family-complex="Arial"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Arial" style:font-family-asian="Arial" style:font-family-complex="Arial"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bold" fo:font-family="Arial" style:font-family-asian="Arial" style:font-family-complex="Arial" fo:background-color="transparent" style:use-window-font-color="true"/>
    </style:style>
    <style:style style:name="T45" style:family="text">
      <style:text-properties fo:font-size="11.00pt" fo:font-weight="normal" fo:font-family="Arial" style:font-family-asian="Arial" style:font-family-complex="Arial" fo:background-color="transparent" style:use-window-font-color="true"/>
    </style:style>
    <style:style style:name="T46" style:family="text">
      <style:text-properties fo:font-size="11.00pt" fo:font-weight="bold" fo:font-family="Arial" style:font-family-asian="Arial" style:font-family-complex="Arial" fo:background-color="transparent" style:use-window-font-color="true"/>
    </style:style>
    <style:style style:name="T47" style:family="text">
      <style:text-properties fo:font-size="11.00pt" fo:font-weight="normal" fo:font-family="Arial" style:font-family-asian="Arial" style:font-family-complex="Arial"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5.00%" fo:text-align="center" fo:margin-bottom="8.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15.00%" fo:text-align="left" fo:margin-bottom="10.00pt"/>
    </style:style>
    <style:style style:name="P5" style:family="paragraph">
      <style:paragraph-properties fo:line-height="100.00%" fo:text-align="left"/>
    </style:style>
    <style:style style:name="P6" style:family="paragraph">
      <style:paragraph-properties fo:line-height="115.00%" fo:text-align="left" fo:margin-bottom="10.00pt"/>
    </style:style>
    <style:style style:name="P7" style:family="paragraph">
      <style:paragraph-properties fo:line-height="100.00%" fo:text-align="left"/>
    </style:style>
    <style:style style:name="P8" style:family="paragraph">
      <style:paragraph-properties fo:line-height="115.00%" fo:text-align="left" fo:margin-bottom="10.00pt"/>
    </style:style>
    <style:style style:name="P9" style:family="paragraph">
      <style:paragraph-properties fo:line-height="100.00%" fo:text-align="left" fo:margin-bottom="10.00pt"/>
    </style:style>
    <style:style style:name="P10" style:family="paragraph">
      <style:paragraph-properties fo:line-height="115.00%" fo:text-align="left" fo:margin-bottom="10.00pt"/>
    </style:style>
    <style:style style:name="P11" style:family="paragraph">
      <style:paragraph-properties fo:line-height="100.00%" fo:text-align="left"/>
    </style:style>
    <style:style style:name="P12" style:family="paragraph">
      <style:paragraph-properties fo:line-height="115.00%" fo:text-align="left" fo:margin-bottom="10.00pt"/>
    </style:style>
    <style:style style:name="P13" style:family="paragraph">
      <style:paragraph-properties fo:line-height="100.00%" fo:text-align="left" fo:margin-bottom="10.00pt"/>
    </style:style>
    <style:style style:name="P14" style:family="paragraph">
      <style:paragraph-properties fo:line-height="115.00%" fo:text-align="left" fo:margin-bottom="10.00pt"/>
    </style:style>
    <style:style style:name="P15" style:family="paragraph">
      <style:paragraph-properties fo:line-height="100.00%" fo:text-align="left" fo:margin-bottom="10.00pt"/>
    </style:style>
    <style:style style:name="P16" style:family="paragraph">
      <style:paragraph-properties fo:line-height="115.00%" fo:text-align="left" fo:margin-bottom="10.00pt"/>
    </style:style>
    <style:style style:name="P17" style:family="paragraph">
      <style:paragraph-properties fo:line-height="100.00%" fo:text-align="left" fo:margin-bottom="10.00pt"/>
    </style:style>
    <style:style style:name="P18" style:family="paragraph">
      <style:paragraph-properties fo:line-height="115.00%" fo:text-align="left" fo:margin-bottom="10.00pt"/>
    </style:style>
    <style:style style:name="P19" style:family="paragraph">
      <style:paragraph-properties fo:line-height="105.00%" fo:text-align="left" fo:margin-bottom="8.00pt"/>
    </style:style>
  </office:automatic-styles>
  <office:body>
    <office:text>
      <text:p text:style-name="P1"><text:span text:style-name="T1">LAB NO: 1</text:span></text:p>
      <text:p text:style-name="P2"><text:span text:style-name="T2">OBJECT:</text:span></text:p>
      <text:p text:style-name="P2"><text:span text:style-name="T3">Creating applications using Datagram sockets.</text:span></text:p>
      <text:p text:style-name="P2"><text:span text:style-name="T3">Modify the sample code so that the sender uses the same socket to send the same message to two different receivers. Start the two receivers first, then the sender. Does each receiver receive the message? Capture the code and output. Describe the outcome</text:span></text:p>
      <text:p text:style-name="P2"><text:span text:style-name="T4">Code:</text:span></text:p>
      <text:p text:style-name="P2"><text:span text:style-name="T5">import java.net.*;</text:span></text:p>
      <text:p text:style-name="P2"><text:span text:style-name="T5">import java.io.*;</text:span></text:p>
      <text:p text:style-name="P2"><text:span text:style-name="T5">public class Lab1Task1{</text:span></text:p>
      <text:p text:style-name="P2"><text:span text:style-name="T5"><text:tab/>public static void main(String[] args){</text:span></text:p>
      <text:p text:style-name="P2"><text:span text:style-name="T5"><text:tab/><text:tab/><text:s text:c="2"/>// this application sends message using connectionless datagram socket</text:span></text:p>
      <text:p text:style-name="P2"><text:span text:style-name="T5"><text:tab/> if(args.length!=6)</text:span></text:p>
      <text:p text:style-name="P2"><text:span text:style-name="T5"><text:tab/><text:tab/> System.out.println("this program requires six command line arguments");</text:span></text:p>
      <text:p text:style-name="P2"><text:span text:style-name="T5"><text:tab/> else{</text:span></text:p>
      <text:p text:style-name="P2"><text:span text:style-name="T5"><text:tab/><text:tab/> try{</text:span></text:p>
      <text:p text:style-name="P2"><text:span text:style-name="T5"><text:tab/><text:tab/> <text:tab/>InetAddress receiverHost=InetAddress.getByName(args [0]);</text:span></text:p>
      <text:p text:style-name="P2"><text:span text:style-name="T5"><text:tab/><text:tab/><text:tab/>int receiverPort= Integer.parseInt(args [1]);</text:span></text:p>
      <text:p text:style-name="P2"><text:span text:style-name="T5"><text:tab/><text:tab/><text:tab/>String message=args[2];</text:span></text:p>
      <text:p text:style-name="P2"><text:span text:style-name="T5"><text:tab/><text:tab/><text:tab/>DatagramSocket mySocket=new DatagramSocket();</text:span></text:p>
      <text:p text:style-name="P2"><text:span text:style-name="T5"><text:tab/><text:tab/><text:tab/>byte[] buffer=message.getBytes();</text:span></text:p>
      <text:p text:style-name="P2"><text:span text:style-name="T5"><text:tab/><text:tab/><text:tab/>DatagramPacket datagram=new DatagramPacket(buffer,buffer.length,receiverHost,receiverPort);</text:span></text:p>
      <text:p text:style-name="P2"><text:span text:style-name="T5"><text:tab/><text:tab/><text:tab/>mySocket.send(datagram);</text:span></text:p>
      <text:p text:style-name="P2"><text:span text:style-name="T5"><text:tab/><text:tab/><text:tab/>mySocket.close();</text:span></text:p>
      <text:p text:style-name="P2"><text:span text:style-name="T5"><text:tab/><text:tab/> }</text:span></text:p>
      <text:p text:style-name="P2"><text:span text:style-name="T5"><text:tab/><text:tab/> catch(Exception e){</text:span></text:p>
      <text:p text:style-name="P2"><text:span text:style-name="T5"><text:tab/><text:tab/><text:tab/> e.printStackTrace();</text:span></text:p>
      <text:p text:style-name="P2"><text:span text:style-name="T5"><text:tab/><text:tab/> }</text:span></text:p>
      <text:p text:style-name="P2"><text:span text:style-name="T5"><text:tab/><text:tab/> try{</text:span></text:p>
      <text:p text:style-name="P2"><text:span text:style-name="T5"><text:tab/><text:tab/> <text:tab/>InetAddress receiverHost1=InetAddress.getByName(args[3]);</text:span></text:p>
      <text:p text:style-name="P2"><text:span text:style-name="T5"><text:tab/><text:tab/> <text:tab/>int receiverPort1= Integer.parseInt(args [4]);</text:span></text:p>
      <text:p text:style-name="P2"><text:span text:style-name="T5"><text:tab/><text:tab/> <text:tab/>String mess1=args[5];</text:span></text:p>
      <text:p text:style-name="P2"><text:span text:style-name="T5"><text:tab/><text:tab/><text:tab/>DatagramSocket mySocket1=new DatagramSocket();</text:span></text:p>
      <text:p text:style-name="P2"><text:span text:style-name="T5"><text:tab/><text:tab/><text:tab/>byte[] buffer1=mess1.getBytes();</text:span></text:p>
      <text:p text:style-name="P2"><text:span text:style-name="T5"><text:tab/><text:tab/><text:tab/>DatagramPacket datagram1=new DatagramPacket(buffer1,buffer1.length,receiverHost1,receiverPort1);</text:span></text:p>
      <text:p text:style-name="P2"><text:span text:style-name="T5"><text:tab/><text:tab/>mySocket1.send(datagram1);</text:span></text:p>
      <text:p text:style-name="P2"><text:span text:style-name="T5"><text:tab/><text:tab/><text:tab/>mySocket1.close();</text:span></text:p>
      <text:p text:style-name="P2"><text:span text:style-name="T5"><text:tab/><text:tab/> }</text:span></text:p>
      <text:p text:style-name="P2"><text:span text:style-name="T5"><text:tab/><text:tab/> catch(Exception e){</text:span></text:p>
      <text:p text:style-name="P2"><text:span text:style-name="T5"><text:tab/><text:tab/> <text:tab/>e.printStackTrace();</text:span></text:p>
      <text:p text:style-name="P2"><text:span text:style-name="T5"><text:tab/><text:tab/> }</text:span></text:p>
      <text:p text:style-name="P2"><text:span text:style-name="T5"><text:tab/> }<text:s text:c="2"/>} }</text:span></text:p>
      <text:p text:style-name="P2"><text:span text:style-name="T6">Receiver:</text:span></text:p>
      <text:p text:style-name="P2"><text:span text:style-name="T7">import java.net.*;</text:span></text:p>
      <text:p text:style-name="P2"><text:span text:style-name="T7">import java.io.*;</text:span></text:p>
      <text:p text:style-name="P2"><text:span text:style-name="T8"/></text:p>
      <text:p text:style-name="P2"><text:span text:style-name="T9">public class ExampleReceiver{</text:span></text:p>
      <text:p text:style-name="P2"><text:span text:style-name="T9">public static void main(String[] args)</text:span></text:p>
      <text:p text:style-name="P2"><text:span text:style-name="T9">{</text:span></text:p>
      <text:p text:style-name="P2"><text:span text:style-name="T9">if (args.length!=1)</text:span></text:p>
      <text:p text:style-name="P2"><text:span text:style-name="T9">System.out.println("This program requires a command line argument.");</text:span></text:p>
      <text:p text:style-name="P2"><text:span text:style-name="T9">else</text:span></text:p>
      <text:p text:style-name="P2"><text:span text:style-name="T9">{</text:span></text:p>
      <text:p text:style-name="P2"><text:span text:style-name="T9">int port =Integer.parseInt(args[0]);</text:span></text:p>
      <text:p text:style-name="P2"><text:span text:style-name="T9">final int MAX_LEN=10;</text:span></text:p>
      <text:p text:style-name="P2"><text:span text:style-name="T9">try</text:span></text:p>
      <text:p text:style-name="P2"><text:span text:style-name="T9">{</text:span></text:p>
      <text:p text:style-name="P2"><text:span text:style-name="T9">DatagramSocket mySocket= new DatagramSocket(port);</text:span></text:p>
      <text:p text:style-name="P2"><text:span text:style-name="T9">byte[] buffer= new byte[MAX_LEN];</text:span></text:p>
      <text:p text:style-name="P2"><text:span text:style-name="T9">DatagramPacket datagram= new DatagramPacket(buffer, MAX_LEN);</text:span></text:p>
      <text:p text:style-name="P2"><text:span text:style-name="T9">mySocket.receive(datagram);</text:span></text:p>
      <text:p text:style-name="P2"><text:span text:style-name="T9">String message= new String(buffer);</text:span></text:p>
      <text:p text:style-name="P2"><text:span text:style-name="T9">System.out.println(message);</text:span></text:p>
      <text:p text:style-name="P2"><text:span text:style-name="T9">Thread.sleep(30000);</text:span></text:p>
      <text:p text:style-name="P2"><text:span text:style-name="T9">System.out.print("Exiting");</text:span></text:p>
      <text:p text:style-name="P2"><text:span text:style-name="T9">mySocket.close(); }</text:span></text:p>
      <text:p text:style-name="P2"><text:span text:style-name="T9">catch(Exception ex)</text:span></text:p>
      <text:p text:style-name="P2"><text:span text:style-name="T9">{ ex.printStackTrace();} } } }</text:span></text:p>
      <text:p text:style-name="P3"><text:span text:style-name="T10"><text:s/></text:span><draw:frame text:anchor-type="as-char" svg:width="152.40mm" svg:height="73.03mm" style:rel-width="scale" style:rel-height="scale"><draw:object-ole xlink:href="OleObj1"/><draw:image xlink:href="ObjectReplacements/OleObj1"/></draw:frame><text:span text:style-name="T10"/></text:p>
      <text:p text:style-name="P4"><text:span text:style-name="T10"/></text:p>
      <text:p text:style-name="P4"><text:span text:style-name="T10"/></text:p>
      <text:p text:style-name="P5"><text:span text:style-name="T11">Task 2:</text:span><text:span text:style-name="T12">Modify the sample code so that the receiver loops five times to repeatedly receive then display your bio data (name, roll num etc.) received. Recompile. Then<text:line-break/>i. start the receiver<text:line-break/>ii. Execute the sender, sending your bio data, and<text:line-break/>iii. In another window, start another instance of the sender, sending your friend’s bio data. Does the receiver receive both the messages? Capture the code and output.</text:span></text:p>
      <text:p text:style-name="P5"><text:span text:style-name="T13"/></text:p>
      <text:p text:style-name="P5"><text:span text:style-name="T14">Client.java:</text:span></text:p>
      <text:p text:style-name="P6"><text:span text:style-name="T15">import java.net.*;</text:span></text:p>
      <text:p text:style-name="P6"><text:span text:style-name="T15">import java.io.*;</text:span></text:p>
      <text:p text:style-name="P6"><text:span text:style-name="T15">public class Lab1Task2{</text:span></text:p>
      <text:p text:style-name="P6"><text:span text:style-name="T15"><text:tab/>public static void main(String[] args){</text:span></text:p>
      <text:p text:style-name="P6"><text:span text:style-name="T15"><text:tab/><text:tab/><text:s text:c="2"/>// this application sends message using connectionless datagram socket</text:span></text:p>
      <text:p text:style-name="P6"><text:span text:style-name="T15"><text:tab/> if(args.length!=3)</text:span></text:p>
      <text:p text:style-name="P6"><text:span text:style-name="T15"><text:tab/><text:tab/> System.out.println("requires 3 command line arguments");</text:span></text:p>
      <text:p text:style-name="P6"><text:span text:style-name="T15"><text:tab/> else{</text:span></text:p>
      <text:p text:style-name="P6"><text:span text:style-name="T15"><text:tab/><text:tab/> try{</text:span></text:p>
      <text:p text:style-name="P6"><text:span text:style-name="T15"><text:tab/><text:tab/> <text:tab/>InetAddress receiverHost=InetAddress.getByName(args [0]);</text:span></text:p>
      <text:p text:style-name="P6"><text:span text:style-name="T15"><text:tab/><text:tab/><text:tab/>int receiverPort= Integer.parseInt(args [1]);</text:span></text:p>
      <text:p text:style-name="P6"><text:span text:style-name="T15"><text:tab/><text:tab/><text:tab/>String message=args[2];</text:span></text:p>
      <text:p text:style-name="P6"><text:span text:style-name="T15"><text:tab/><text:tab/><text:tab/>DatagramSocket mySocket=new DatagramSocket();</text:span></text:p>
      <text:p text:style-name="P6"><text:span text:style-name="T15"><text:tab/><text:tab/><text:tab/>byte[] buffer=message.getBytes();</text:span></text:p>
      <text:p text:style-name="P6"><text:span text:style-name="T15"><text:tab/><text:tab/><text:tab/>DatagramPacket datagram=new DatagramPacket(buffer,buffer.length,receiverHost,receiverPort);</text:span></text:p>
      <text:p text:style-name="P6"><text:span text:style-name="T15"><text:tab/><text:tab/><text:tab/>mySocket.send(datagram);</text:span></text:p>
      <text:p text:style-name="P6"><text:span text:style-name="T15"><text:tab/><text:tab/><text:tab/>mySocket.close();</text:span></text:p>
      <text:p text:style-name="P6"><text:span text:style-name="T15"><text:tab/><text:tab/> }</text:span></text:p>
      <text:p text:style-name="P6"><text:span text:style-name="T15"><text:tab/><text:tab/> catch(Exception e){</text:span></text:p>
      <text:p text:style-name="P6"><text:span text:style-name="T15"><text:tab/><text:tab/><text:tab/> e.printStackTrace();</text:span></text:p>
      <text:p text:style-name="P6"><text:span text:style-name="T15"><text:tab/><text:tab/> }}}}</text:span></text:p>
      <text:p text:style-name="P6"><text:span text:style-name="T16"/></text:p>
      <text:p text:style-name="P7"><text:span text:style-name="T17">Server.java:</text:span></text:p>
      <text:p text:style-name="P8"><text:span text:style-name="T18">import java.net.*;</text:span></text:p>
      <text:p text:style-name="P8"><text:span text:style-name="T18">import java.io.*;</text:span></text:p>
      <text:p text:style-name="P8"><text:span text:style-name="T19"/></text:p>
      <text:p text:style-name="P8"><text:span text:style-name="T20">public class ServerTask2{</text:span></text:p>
      <text:p text:style-name="P8"><text:span text:style-name="T20">public static void main(String[] args)</text:span></text:p>
      <text:p text:style-name="P8"><text:span text:style-name="T20">{</text:span></text:p>
      <text:p text:style-name="P8"><text:span text:style-name="T20"><text:tab/>int a=0;</text:span></text:p>
      <text:p text:style-name="P8"><text:span text:style-name="T20">if (args.length!=1)</text:span></text:p>
      <text:p text:style-name="P8"><text:span text:style-name="T20">System.out.println("This program requires a command line argument.");</text:span></text:p>
      <text:p text:style-name="P8"><text:span text:style-name="T20">else</text:span></text:p>
      <text:p text:style-name="P8"><text:span text:style-name="T20">{</text:span></text:p>
      <text:p text:style-name="P8"><text:span text:style-name="T20">int port =Integer.parseInt(args[0]);</text:span></text:p>
      <text:p text:style-name="P8"><text:span text:style-name="T20">while(a&lt;5){</text:span></text:p>
      <text:p text:style-name="P8"><text:span text:style-name="T20">final int MAX_LEN=10;</text:span></text:p>
      <text:p text:style-name="P8"><text:span text:style-name="T20">try</text:span></text:p>
      <text:p text:style-name="P8"><text:span text:style-name="T20">{</text:span></text:p>
      <text:p text:style-name="P8"><text:span text:style-name="T20">DatagramSocket mySocket= new DatagramSocket(port);</text:span></text:p>
      <text:p text:style-name="P8"><text:span text:style-name="T20">byte[] buffer= new byte[MAX_LEN];</text:span></text:p>
      <text:p text:style-name="P8"><text:span text:style-name="T20">DatagramPacket datagram= new DatagramPacket(buffer, MAX_LEN);</text:span></text:p>
      <text:p text:style-name="P8"><text:span text:style-name="T20">mySocket.receive(datagram);</text:span></text:p>
      <text:p text:style-name="P8"><text:span text:style-name="T20">String message= new String(buffer);</text:span></text:p>
      <text:p text:style-name="P8"><text:span text:style-name="T20">System.out.println(message);</text:span></text:p>
      <text:p text:style-name="P8"><text:span text:style-name="T20">Thread.sleep(10000);</text:span></text:p>
      <text:p text:style-name="P8"><text:span text:style-name="T20">System.out.print("Exiting");</text:span></text:p>
      <text:p text:style-name="P8"><text:span text:style-name="T20">mySocket.close(); }</text:span></text:p>
      <text:p text:style-name="P8"><text:span text:style-name="T20">catch(Exception ex)</text:span></text:p>
      <text:p text:style-name="P8"><text:span text:style-name="T20">{ ex.printStackTrace();</text:span></text:p>
      <text:p text:style-name="P8"><text:span text:style-name="T20">a++;}</text:span></text:p>
      <text:p text:style-name="P8"><text:span text:style-name="T20">} } } }</text:span></text:p>
      <text:p text:style-name="P9"><draw:frame text:anchor-type="as-char" svg:width="152.40mm" svg:height="71.44mm" style:rel-width="scale" style:rel-height="scale"><draw:object-ole xlink:href="OleObj2"/><draw:image xlink:href="ObjectReplacements/OleObj2"/></draw:frame><text:span text:style-name="T21"/></text:p>
      <text:p text:style-name="P10"><text:span text:style-name="T21"/></text:p>
      <text:p text:style-name="P11"><text:span text:style-name="T22">Task 3:</text:span><text:span text:style-name="T23">Implement an encoding client-server application. The client sends a sentence to the server using datagram packet, the server accepts it and then encodes the sentence using any simple encoding algorithm (for e.g. letters reversal etc.) and sends the encoded sentence back to the client using a datagram packet.</text:span></text:p>
      <text:p text:style-name="P11"><text:span text:style-name="T24"/></text:p>
      <text:p text:style-name="P12"><text:span text:style-name="T25">ChatServer:</text:span></text:p>
      <text:p text:style-name="P12"><text:span text:style-name="T26">import java.io.*;</text:span></text:p>
      <text:p text:style-name="P12"><text:span text:style-name="T26">import java.net.*;</text:span></text:p>
      <text:p text:style-name="P12"><text:span text:style-name="T26">public class ChatServer{</text:span></text:p>
      <text:p text:style-name="P12"><text:span text:style-name="T26"><text:s text:c="2"/>public static void main(String[] args) throws Exception{</text:span></text:p>
      <text:p text:style-name="P12"><text:span text:style-name="T26"><text:s text:c="6"/>ServerSocket sersock = new ServerSocket(3000);</text:span></text:p>
      <text:p text:style-name="P12"><text:span text:style-name="T26"><text:s text:c="6"/>System.out.println("Server<text:s text:c="2"/>ready for chatting");</text:span></text:p>
      <text:p text:style-name="P12"><text:span text:style-name="T26"><text:s text:c="6"/>Socket sock = sersock.accept( );<text:s text:c="26"/></text:span></text:p>
      <text:p text:style-name="P12"><text:span text:style-name="T26"><text:s text:c="30"/>// reading from keyboard (keyRead object)</text:span></text:p>
      <text:p text:style-name="P12"><text:span text:style-name="T26"><text:s text:c="6"/>BufferedReader kRead = new BufferedReader(new InputStreamReader(System.in));</text:span></text:p>
      <text:p text:style-name="P12"><text:span text:style-name="T26"><text:tab/><text:s text:c="22"/>// sending to client (pwrite object)</text:span></text:p>
      <text:p text:style-name="P12"><text:span text:style-name="T26"><text:s text:c="6"/>OutputStream ostream = sock.getOutputStream(); </text:span></text:p>
      <text:p text:style-name="P12"><text:span text:style-name="T26"><text:s text:c="6"/>PrintWriter p = new PrintWriter(ostream, true);</text:span></text:p>
      <text:p text:style-name="P12"><text:span text:style-name="T26"><text:s/></text:span></text:p>
      <text:p text:style-name="P12"><text:span text:style-name="T26"><text:s text:c="30"/>// receiving from server ( receiveRead<text:s text:c="2"/>object)</text:span></text:p>
      <text:p text:style-name="P12"><text:span text:style-name="T26"><text:s text:c="6"/>InputStream istream = sock.getInputStream();</text:span></text:p>
      <text:p text:style-name="P12"><text:span text:style-name="T26"><text:s text:c="6"/>BufferedReader reader = new BufferedReader(new InputStreamReader(istream));</text:span></text:p>
      <text:p text:style-name="P12"><text:span text:style-name="T26"><text:s/></text:span></text:p>
      <text:p text:style-name="P12"><text:span text:style-name="T26"><text:s text:c="6"/>String receiveMessage, sendMessage;</text:span></text:p>
      <text:p text:style-name="P12"><text:span text:style-name="T26"><text:tab/><text:tab/>System.out.println("server :");</text:span></text:p>
      <text:p text:style-name="P12"><text:span text:style-name="T26"><text:s text:c="6"/>while(true)</text:span></text:p>
      <text:p text:style-name="P12"><text:span text:style-name="T26"><text:s text:c="6"/>{</text:span></text:p>
      <text:p text:style-name="P12"><text:span text:style-name="T26"><text:s text:c="8"/>if((receiveMessage = reader.readLine()) != null)<text:s text:c="2"/></text:span></text:p>
      <text:p text:style-name="P12"><text:span text:style-name="T26"><text:s text:c="8"/>{</text:span></text:p>
      <text:p text:style-name="P12"><text:span text:style-name="T26"><text:s text:c="11"/>System.out.println(receiveMessage);<text:s text:c="9"/></text:span></text:p>
      <text:p text:style-name="P12"><text:span text:style-name="T26"><text:s text:c="8"/>}<text:s text:c="9"/></text:span></text:p>
      <text:p text:style-name="P12"><text:span text:style-name="T26"><text:s text:c="8"/>sendMessage = kRead.readLine(); </text:span></text:p>
      <text:p text:style-name="P12"><text:span text:style-name="T26"><text:s text:c="8"/>p.println(sendMessage);<text:s text:c="13"/></text:span></text:p>
      <text:p text:style-name="P12"><text:span text:style-name="T26"><text:s text:c="8"/>p.flush();</text:span></text:p>
      <text:p text:style-name="P12"><text:span text:style-name="T26"><text:s text:c="6"/>}<text:s text:c="15"/></text:span></text:p>
      <text:p text:style-name="P12"><text:span text:style-name="T26"><text:s text:c="4"/>}</text:span></text:p>
      <text:p text:style-name="P12"><text:span text:style-name="T26">}<text:tab/></text:span></text:p>
      <text:p text:style-name="P12"><text:span text:style-name="T27"/></text:p>
      <text:p text:style-name="P12"><text:span text:style-name="T28">ChatClient:</text:span></text:p>
      <text:p text:style-name="P12"><text:span text:style-name="T29"/></text:p>
      <text:p text:style-name="P12"><text:span text:style-name="T30">import java.io.*;</text:span></text:p>
      <text:p text:style-name="P12"><text:span text:style-name="T30">import java.net.*;</text:span></text:p>
      <text:p text:style-name="P12"><text:span text:style-name="T30">public class ChatClient{</text:span></text:p>
      <text:p text:style-name="P12"><text:span text:style-name="T30"><text:s text:c="2"/>public static void main(String[] args) throws Exception{</text:span></text:p>
      <text:p text:style-name="P12"><text:span text:style-name="T30"><text:s text:c="5"/>Socket sock = new Socket("127.0.0.1", 3000);</text:span></text:p>
      <text:p text:style-name="P12"><text:span text:style-name="T30"><text:s text:c="31"/>// reading from keyboard (keyRead object)</text:span></text:p>
      <text:p text:style-name="P12"><text:span text:style-name="T30"><text:s text:c="5"/>BufferedReader read = new BufferedReader(new InputStreamReader(System.in));</text:span></text:p>
      <text:p text:style-name="P12"><text:span text:style-name="T30"><text:s text:c="30"/>// sending to client (pwrite object)</text:span></text:p>
      <text:p text:style-name="P12"><text:span text:style-name="T30"><text:s text:c="5"/>OutputStream ostream = sock.getOutputStream(); </text:span></text:p>
      <text:p text:style-name="P12"><text:span text:style-name="T30"><text:s text:c="5"/>PrintWriter pwrite = new PrintWriter(ostream, true);</text:span></text:p>
      <text:p text:style-name="P12"><text:span text:style-name="T30"><text:s/></text:span></text:p>
      <text:p text:style-name="P12"><text:span text:style-name="T30"><text:s text:c="30"/>// receiving from server ( receiveRead<text:s text:c="2"/>object)</text:span></text:p>
      <text:p text:style-name="P12"><text:span text:style-name="T30"><text:s text:c="5"/>InputStream istream = sock.getInputStream();</text:span></text:p>
      <text:p text:style-name="P12"><text:span text:style-name="T30"><text:s text:c="5"/>BufferedReader receiveRead = new BufferedReader(new InputStreamReader(istream));</text:span></text:p>
      <text:p text:style-name="P12"><text:span text:style-name="T30"><text:s/></text:span></text:p>
      <text:p text:style-name="P12"><text:span text:style-name="T30"><text:s text:c="5"/>System.out.println("Start the chitchat, type and press Enter key");</text:span></text:p>
      <text:p text:style-name="P12"><text:span text:style-name="T30"><text:s/></text:span></text:p>
      <text:p text:style-name="P12"><text:span text:style-name="T30"><text:s text:c="5"/>String receiveMessage, sendMessage; </text:span></text:p>
      <text:p text:style-name="P12"><text:span text:style-name="T30"><text:tab/>System.out.println("client");</text:span></text:p>
      <text:p text:style-name="P12"><text:span text:style-name="T30"><text:s text:c="5"/>while(true)</text:span></text:p>
      <text:p text:style-name="P12"><text:span text:style-name="T30"><text:s text:c="5"/>{</text:span></text:p>
      <text:p text:style-name="P12"><text:span text:style-name="T30"><text:tab/><text:tab/></text:span></text:p>
      <text:p text:style-name="P12"><text:span text:style-name="T30"><text:s text:c="8"/>sendMessage = read.readLine();<text:s text:c="2"/></text:span></text:p>
      <text:p text:style-name="P12"><text:span text:style-name="T30"><text:tab/><text:tab/></text:span></text:p>
      <text:p text:style-name="P12"><text:span text:style-name="T30"><text:s text:c="8"/>pwrite.println(sendMessage);<text:s text:c="7"/></text:span></text:p>
      <text:p text:style-name="P12"><text:span text:style-name="T30"><text:s text:c="8"/>pwrite.flush();<text:s text:c="18"/></text:span></text:p>
      <text:p text:style-name="P12"><text:span text:style-name="T30"><text:s text:c="8"/>if((receiveMessage = receiveRead.readLine()) != null) //receive from server</text:span></text:p>
      <text:p text:style-name="P12"><text:span text:style-name="T30"><text:s text:c="8"/>{</text:span></text:p>
      <text:p text:style-name="P12"><text:span text:style-name="T30"><text:s text:c="12"/>System.out.println(receiveMessage); </text:span></text:p>
      <text:p text:style-name="P12"><text:span text:style-name="T30"><text:s text:c="8"/>}<text:s text:c="9"/></text:span></text:p>
      <text:p text:style-name="P12"><text:span text:style-name="T30"><text:s text:c="6"/>}<text:s text:c="15"/></text:span></text:p>
      <text:p text:style-name="P12"><text:span text:style-name="T30"><text:s text:c="4"/>}<text:s text:c="20"/></text:span></text:p>
      <text:p text:style-name="P12"><text:span text:style-name="T30">}<text:s text:c="2"/></text:span></text:p>
      <text:p text:style-name="P13"><draw:frame text:anchor-type="as-char" svg:width="144.46mm" svg:height="60.33mm" style:rel-width="scale" style:rel-height="scale"><draw:object-ole xlink:href="OleObj3"/><draw:image xlink:href="ObjectReplacements/OleObj3"/></draw:frame><text:span text:style-name="T31"/></text:p>
      <text:p text:style-name="P13"><draw:frame text:anchor-type="as-char" svg:width="116.95mm" svg:height="51.06mm" style:rel-width="scale" style:rel-height="scale"><draw:object-ole xlink:href="OleObj4"/><draw:image xlink:href="ObjectReplacements/OleObj4"/></draw:frame><text:span text:style-name="T31"/></text:p>
      <text:p text:style-name="P13"><text:span text:style-name="T31"/></text:p>
      <text:p text:style-name="P14"><text:span text:style-name="T31"/></text:p>
      <text:p text:style-name="P14"><text:span text:style-name="T31"/></text:p>
      <text:p text:style-name="P14"><text:span text:style-name="T32">TASK:4 (Broadcast and Multicast)</text:span></text:p>
      <text:p text:style-name="P14"><text:span text:style-name="T33">Implement two simple programs using Java datagram sockets, which broadcasts and multicast your roll number to all or selected network nodes respectively.</text:span></text:p>
      <text:p text:style-name="P14"><text:span text:style-name="T33">1)Broadcast program</text:span></text:p>
      <text:p text:style-name="P14"><text:span text:style-name="T34">Receiver:</text:span></text:p>
      <text:p text:style-name="P14"><text:span text:style-name="T35">import java.net.*;</text:span></text:p>
      <text:p text:style-name="P14"><text:span text:style-name="T35">import java.io.*;</text:span></text:p>
      <text:p text:style-name="P14"><text:span text:style-name="T36"/></text:p>
      <text:p text:style-name="P14"><text:span text:style-name="T37">public class Task4Receiver{</text:span></text:p>
      <text:p text:style-name="P14"><text:span text:style-name="T37">public static void main(String[] args)</text:span></text:p>
      <text:p text:style-name="P14"><text:span text:style-name="T37">{</text:span></text:p>
      <text:p text:style-name="P14"><text:span text:style-name="T37">if (args.length!=1)</text:span></text:p>
      <text:p text:style-name="P14"><text:span text:style-name="T37">System.out.println("This program requires a command line argument.");</text:span></text:p>
      <text:p text:style-name="P14"><text:span text:style-name="T37">else</text:span></text:p>
      <text:p text:style-name="P14"><text:span text:style-name="T37">{</text:span></text:p>
      <text:p text:style-name="P14"><text:span text:style-name="T37">int port =Integer.parseInt(args[0]);</text:span></text:p>
      <text:p text:style-name="P14"><text:span text:style-name="T37">final int MAX_LEN=10;</text:span></text:p>
      <text:p text:style-name="P14"><text:span text:style-name="T37">try</text:span></text:p>
      <text:p text:style-name="P14"><text:span text:style-name="T37">{</text:span></text:p>
      <text:p text:style-name="P14"><text:span text:style-name="T37">DatagramSocket mySocket= new DatagramSocket(port);</text:span></text:p>
      <text:p text:style-name="P14"><text:span text:style-name="T37">byte[] buffer= new byte[MAX_LEN];</text:span></text:p>
      <text:p text:style-name="P14"><text:span text:style-name="T37">DatagramPacket datagram= new DatagramPacket(buffer, MAX_LEN);</text:span></text:p>
      <text:p text:style-name="P14"><text:span text:style-name="T37">mySocket.receive(datagram);</text:span></text:p>
      <text:p text:style-name="P14"><text:span text:style-name="T37">String message= new String(buffer);</text:span></text:p>
      <text:p text:style-name="P14"><text:span text:style-name="T37">System.out.println(message);</text:span></text:p>
      <text:p text:style-name="P14"><text:span text:style-name="T37">Thread.sleep(30000);</text:span></text:p>
      <text:p text:style-name="P14"><text:span text:style-name="T37">System.out.print("Exiting");</text:span></text:p>
      <text:p text:style-name="P14"><text:span text:style-name="T37">mySocket.close(); }</text:span></text:p>
      <text:p text:style-name="P14"><text:span text:style-name="T37">catch(Exception ex)</text:span></text:p>
      <text:p text:style-name="P14"><text:span text:style-name="T37">{ ex.printStackTrace();} } } }</text:span></text:p>
      <text:p text:style-name="P14"><text:span text:style-name="T38"/></text:p>
      <text:p text:style-name="P14"><text:span text:style-name="T39">Sender:</text:span></text:p>
      <text:p text:style-name="P14"><text:span text:style-name="T40">import java.net.*;</text:span></text:p>
      <text:p text:style-name="P14"><text:span text:style-name="T40">import java.io.*;</text:span></text:p>
      <text:p text:style-name="P14"><text:span text:style-name="T40">import java.util.*;</text:span></text:p>
      <text:p text:style-name="P14"><text:span text:style-name="T40">public class BroadcastingClientTask1 {</text:span></text:p>
      <text:p text:style-name="P14"><text:span text:style-name="T40">static DatagramSocket socket = null;</text:span></text:p>
      <text:p text:style-name="P14"><text:span text:style-name="T40"><text:s/></text:span></text:p>
      <text:p text:style-name="P14"><text:span text:style-name="T40"><text:s text:c="4"/>public static void main(String[] args)throws IOException {</text:span></text:p>
      <text:p text:style-name="P14"><text:span text:style-name="T40"><text:s text:c="8"/>broadcast("16sw01", InetAddress.getByName("255.255.255.255"));</text:span></text:p>
      <text:p text:style-name="P14"><text:span text:style-name="T40"><text:s text:c="4"/>}</text:span></text:p>
      <text:p text:style-name="P14"><text:span text:style-name="T40"><text:s/></text:span></text:p>
      <text:p text:style-name="P14"><text:span text:style-name="T40"><text:s text:c="4"/>public static void broadcast(</text:span></text:p>
      <text:p text:style-name="P14"><text:span text:style-name="T40"><text:s text:c="6"/>String broadcastMessage, InetAddress address) throws IOException {</text:span></text:p>
      <text:p text:style-name="P14"><text:span text:style-name="T40"><text:s text:c="8"/>socket = new DatagramSocket();</text:span></text:p>
      <text:p text:style-name="P14"><text:span text:style-name="T40"><text:s text:c="8"/>socket.setBroadcast(true);</text:span></text:p>
      <text:p text:style-name="P14"><text:span text:style-name="T40"><text:s/></text:span></text:p>
      <text:p text:style-name="P14"><text:span text:style-name="T40"><text:s text:c="8"/>byte[] buffer = broadcastMessage.getBytes();</text:span></text:p>
      <text:p text:style-name="P14"><text:span text:style-name="T40"><text:s/></text:span></text:p>
      <text:p text:style-name="P14"><text:span text:style-name="T40"><text:s text:c="8"/>DatagramPacket packet </text:span></text:p>
      <text:p text:style-name="P14"><text:span text:style-name="T40"><text:s text:c="10"/>= new DatagramPacket(buffer, buffer.length, address, 1601);</text:span></text:p>
      <text:p text:style-name="P14"><text:span text:style-name="T40"><text:s text:c="8"/>socket.send(packet);</text:span></text:p>
      <text:p text:style-name="P14"><text:span text:style-name="T40"><text:s text:c="8"/>socket.close();</text:span></text:p>
      <text:p text:style-name="P14"><text:span text:style-name="T40"><text:s text:c="4"/>}</text:span></text:p>
      <text:p text:style-name="P14"><text:span text:style-name="T41"/></text:p>
      <text:p text:style-name="P14"><text:span text:style-name="T42">List&lt;InetAddress&gt; listAllBroadcastAddresses() throws SocketException {</text:span></text:p>
      <text:p text:style-name="P14"><text:span text:style-name="T42"><text:s text:c="4"/>List&lt;InetAddress&gt; broadcastList = new ArrayList&lt;&gt;();</text:span></text:p>
      <text:p text:style-name="P14"><text:span text:style-name="T42"><text:s text:c="4"/>Enumeration&lt;NetworkInterface&gt; interfaces<text:s text:c="2"/>= NetworkInterface.getNetworkInterfaces();</text:span></text:p>
      <text:p text:style-name="P14"><text:span text:style-name="T42"><text:s text:c="4"/>while (interfaces.hasMoreElements()) {</text:span></text:p>
      <text:p text:style-name="P14"><text:span text:style-name="T42"><text:s text:c="8"/>NetworkInterface networkInterface = interfaces.nextElement();</text:span></text:p>
      <text:p text:style-name="P14"><text:span text:style-name="T42"><text:s/></text:span></text:p>
      <text:p text:style-name="P14"><text:span text:style-name="T42"><text:s text:c="8"/>if (networkInterface.isLoopback() || !networkInterface.isUp()) {</text:span></text:p>
      <text:p text:style-name="P14"><text:span text:style-name="T42"><text:s text:c="12"/>continue;</text:span></text:p>
      <text:p text:style-name="P14"><text:span text:style-name="T42"><text:s text:c="8"/>}</text:span></text:p>
      <text:p text:style-name="P14"><text:span text:style-name="T42"><text:s/></text:span></text:p>
      <text:p text:style-name="P14"><text:span text:style-name="T42"><text:s text:c="8"/>networkInterface.getInterfaceAddresses().stream() </text:span></text:p>
      <text:p text:style-name="P14"><text:span text:style-name="T42"><text:s text:c="10"/>.map(a -&gt; a.getBroadcast())</text:span></text:p>
      <text:p text:style-name="P14"><text:span text:style-name="T42"><text:s text:c="10"/>.filter(Objects::nonNull)</text:span></text:p>
      <text:p text:style-name="P14"><text:span text:style-name="T42"><text:s text:c="10"/>.forEach(broadcastList::add);</text:span></text:p>
      <text:p text:style-name="P14"><text:span text:style-name="T42"><text:s text:c="4"/>}</text:span></text:p>
      <text:p text:style-name="P14"><text:span text:style-name="T42"><text:s text:c="4"/>return broadcastList;</text:span></text:p>
      <text:p text:style-name="P14"><text:span text:style-name="T42">}}</text:span></text:p>
      <text:p text:style-name="P15"><draw:frame text:anchor-type="as-char" svg:width="152.40mm" svg:height="41.80mm" style:rel-width="scale" style:rel-height="scale"><draw:object-ole xlink:href="OleObj5"/><draw:image xlink:href="ObjectReplacements/OleObj5"/></draw:frame><text:span text:style-name="T43"/></text:p>
      <text:p text:style-name="P16"><text:span text:style-name="T43"/></text:p>
      <text:p text:style-name="P16"><text:span text:style-name="T44">Task5: Multicasting:</text:span></text:p>
      <text:p text:style-name="P16"><text:span text:style-name="T44">Publisher:</text:span></text:p>
      <text:p text:style-name="P16"><text:span text:style-name="T45">import java.net.*;</text:span></text:p>
      <text:p text:style-name="P16"><text:span text:style-name="T45">import java.io.*;</text:span></text:p>
      <text:p text:style-name="P16"><text:span text:style-name="T45">public class MulticastPublisher {</text:span></text:p>
      <text:p text:style-name="P16"><text:span text:style-name="T45">public static void main(String args[]) throws IOException{</text:span></text:p>
      <text:p text:style-name="P16"><text:span text:style-name="T45">multicast("16sw01");}</text:span></text:p>
      <text:p text:style-name="P16"><text:span text:style-name="T45"><text:s text:c="4"/>private static DatagramSocket socket;</text:span></text:p>
      <text:p text:style-name="P16"><text:span text:style-name="T45"><text:s text:c="4"/>private static InetAddress group;</text:span></text:p>
      <text:p text:style-name="P16"><text:span text:style-name="T45"><text:s text:c="4"/>private<text:s text:c="2"/>static byte[] buf;</text:span></text:p>
      <text:p text:style-name="P16"><text:span text:style-name="T45"><text:s/></text:span></text:p>
      <text:p text:style-name="P16"><text:span text:style-name="T45"><text:s text:c="4"/>public static void multicast(String multicastMessage) throws IOException {</text:span></text:p>
      <text:p text:style-name="P16"><text:span text:style-name="T45"><text:s text:c="8"/>socket = new DatagramSocket();</text:span></text:p>
      <text:p text:style-name="P16"><text:span text:style-name="T45"><text:s text:c="8"/>group = InetAddress.getByName("230.0.0.0");</text:span></text:p>
      <text:p text:style-name="P16"><text:span text:style-name="T45"><text:s text:c="8"/>buf = multicastMessage.getBytes();</text:span></text:p>
      <text:p text:style-name="P16"><text:span text:style-name="T45"><text:s/></text:span></text:p>
      <text:p text:style-name="P16"><text:span text:style-name="T45"><text:s text:c="8"/>DatagramPacket packet<text:s text:c="2"/>= new DatagramPacket(buf, buf.length, group, 4446);</text:span></text:p>
      <text:p text:style-name="P16"><text:span text:style-name="T45"><text:s text:c="8"/>socket.send(packet);</text:span></text:p>
      <text:p text:style-name="P16"><text:span text:style-name="T45"><text:s text:c="8"/>socket.close();</text:span></text:p>
      <text:p text:style-name="P16"><text:span text:style-name="T45"><text:s text:c="4"/>}</text:span></text:p>
      <text:p text:style-name="P16"><text:span text:style-name="T45">}</text:span></text:p>
      <text:p text:style-name="P16"><text:span text:style-name="T46">Receiver:</text:span></text:p>
      <text:p text:style-name="P16"><text:span text:style-name="T47">import java.net.*;</text:span></text:p>
      <text:p text:style-name="P16"><text:span text:style-name="T47">import java.io.*;</text:span></text:p>
      <text:p text:style-name="P16"><text:span text:style-name="T47">public class MulticastReceiver<text:s text:c="2"/>{</text:span></text:p>
      <text:p text:style-name="P16"><text:span text:style-name="T47"><text:s text:c="4"/>protected static MulticastSocket socket = null;</text:span></text:p>
      <text:p text:style-name="P16"><text:span text:style-name="T47"><text:s text:c="4"/>protected static byte[] buf = new byte[256];</text:span></text:p>
      <text:p text:style-name="P16"><text:span text:style-name="T47"><text:s/></text:span></text:p>
      <text:p text:style-name="P16"><text:span text:style-name="T47"><text:s text:c="4"/>public static void main(String args[]) throws IOException {</text:span></text:p>
      <text:p text:style-name="P16"><text:span text:style-name="T47"><text:s text:c="8"/>socket = new MulticastSocket(4446);</text:span></text:p>
      <text:p text:style-name="P16"><text:span text:style-name="T47"><text:s text:c="8"/>InetAddress group = InetAddress.getByName("230.0.0.0");</text:span></text:p>
      <text:p text:style-name="P16"><text:span text:style-name="T47"><text:s text:c="8"/>socket.joinGroup(group);</text:span></text:p>
      <text:p text:style-name="P16"><text:span text:style-name="T47"><text:s text:c="8"/>while (true) {</text:span></text:p>
      <text:p text:style-name="P16"><text:span text:style-name="T47"><text:s text:c="12"/>DatagramPacket packet = new DatagramPacket(buf, buf.length);</text:span></text:p>
      <text:p text:style-name="P16"><text:span text:style-name="T47"><text:s text:c="12"/>socket.receive(packet);</text:span></text:p>
      <text:p text:style-name="P16"><text:span text:style-name="T47">String message=new String(buf);</text:span></text:p>
      <text:p text:style-name="P16"><text:span text:style-name="T47">System.out.println(message);</text:span></text:p>
      <text:p text:style-name="P16"><text:span text:style-name="T47"><text:s text:c="12"/>String received = new String(packet.getData(), 0, packet.getLength());</text:span></text:p>
      <text:p text:style-name="P16"><text:span text:style-name="T47"><text:s text:c="12"/>if ("end".equals(received)) {</text:span></text:p>
      <text:p text:style-name="P16"><text:span text:style-name="T47"><text:s text:c="16"/>break;</text:span></text:p>
      <text:p text:style-name="P16"><text:span text:style-name="T47"><text:s text:c="12"/>}</text:span></text:p>
      <text:p text:style-name="P16"><text:span text:style-name="T47"><text:s text:c="8"/>}</text:span></text:p>
      <text:p text:style-name="P16"><text:span text:style-name="T47"><text:s text:c="8"/>socket.leaveGroup(group);</text:span></text:p>
      <text:p text:style-name="P16"><text:span text:style-name="T47"><text:s text:c="8"/>socket.close();</text:span></text:p>
      <text:p text:style-name="P16"><text:span text:style-name="T47"><text:s text:c="4"/>}</text:span></text:p>
      <text:p text:style-name="P16"><text:span text:style-name="T47">}</text:span></text:p>
      <text:p text:style-name="P17"><draw:frame text:anchor-type="as-char" svg:width="152.40mm" svg:height="59.80mm" style:rel-width="scale" style:rel-height="scale"><draw:object-ole xlink:href="OleObj6"/><draw:image xlink:href="ObjectReplacements/OleObj6"/></draw:frame><text:span text:style-name="T48"/></text:p>
      <text:p text:style-name="P18"><text:span text:style-name="T48"/></text:p>
      <text:p text:style-name="P19"><text:span text:style-name="T4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